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="StarSymbol" style:font-name-asian="StarBats" style:font-name-complex="StarBat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6.8cm" svg:height="6.8cm" svg:x="10.401cm" svg:y="6.2cm">
          <text:p text:style-name="P1">Función</text:p>
          <text:p text:style-name="P1">de</text:p>
          <text:p text:style-name="P1">distribución</text:p>
          <draw:enhanced-geometry svg:viewBox="0 0 21600 21600" draw:glue-points="10800 0 3163 3163 0 10800 3163 18437 10800 21600 18437 18437 21600 10800 18437 3163" draw:text-areas="3163 3163 18437 18437" draw:type="ring" draw:modifiers="2845.6991618879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" draw:text-style-name="P1" xml:id="id1" draw:id="id1" draw:layer="layout" svg:width="5.5cm" svg:height="2.8cm" svg:x="2.6cm" svg:y="4.2cm">
            <text:p text:style-name="P1">NIC 1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4" draw:id="id4" draw:layer="layout" svg:width="5.5cm" svg:height="2.8cm" svg:x="2.6cm" svg:y="8.2cm">
            <text:p text:style-name="P1"><text:span text:style-name="T1">⋮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5.5cm" svg:height="2.8cm" svg:x="2.6cm" svg:y="12.2cm">
            <text:p text:style-name="P1">NIC N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1" draw:layer="layout" draw:type="curve" svg:x1="8.1cm" svg:y1="5.6cm" svg:x2="11.396cm" svg:y2="7.195cm" draw:start-shape="id1" draw:start-glue-point="1" draw:end-shape="id2" draw:end-glue-point="5" svg:d="M8100 5600c1726 0 79 1595 3296 1595" svg:viewBox="0 0 3297 1596">
          <text:p/>
        </draw:connector>
        <draw:connector draw:style-name="gr2" draw:text-style-name="P1" draw:layer="layout" draw:type="curve" svg:x1="8.1cm" svg:y1="13.6cm" svg:x2="11.396cm" svg:y2="12.005cm" draw:start-shape="id3" draw:start-glue-point="1" draw:end-shape="id2" draw:end-glue-point="7" svg:d="M8100 13600c1726 0 79-1595 3296-1595" svg:viewBox="0 0 3297 1596">
          <text:p/>
        </draw:connector>
        <draw:connector draw:style-name="gr2" draw:text-style-name="P1" draw:layer="layout" draw:type="curve" svg:x1="8.1cm" svg:y1="9.6cm" svg:x2="10.401cm" svg:y2="9.6cm" draw:start-shape="id4" draw:start-glue-point="1" draw:end-shape="id2" draw:end-glue-point="6" svg:d="M8100 9600h2301" svg:viewBox="0 0 2302 1">
          <text:p/>
        </draw:connector>
        <draw:g>
          <draw:g>
            <draw:custom-shape draw:style-name="gr1" draw:text-style-name="P1" xml:id="id5" draw:id="id5" draw:layer="layout" svg:width="5.5cm" svg:height="2.8cm" svg:x="19.5cm" svg:y="4.2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6" draw:id="id6" draw:layer="layout" svg:width="5.5cm" svg:height="2.8cm" svg:x="19.5cm" svg:y="8.2cm">
              <text:p text:style-name="P1"><text:span text:style-name="T1"/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xml:id="id7" draw:id="id7" draw:layer="layout" svg:width="5.5cm" svg:height="2.8cm" svg:x="19.5cm" svg:y="12.2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5.5cm" svg:height="2.8cm" svg:x="20.6cm" svg:y="4.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5.5cm" svg:height="2.8cm" svg:x="20.6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5.5cm" svg:height="2.8cm" svg:x="20.6cm" svg:y="12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5.5cm" svg:height="2.8cm" svg:x="21.6cm" svg:y="4.2cm">
              <text:p text:style-name="P1">COLA 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5.5cm" svg:height="2.8cm" svg:x="21.6cm" svg:y="8.2cm">
              <text:p text:style-name="P1"><text:span text:style-name="T2">⋮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5.5cm" svg:height="2.8cm" svg:x="21.6cm" svg:y="12.2cm">
              <text:p text:style-name="P1">COLA M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2" draw:text-style-name="P1" draw:layer="layout" draw:type="curve" svg:x1="16.206cm" svg:y1="7.195cm" svg:x2="19.5cm" svg:y2="5.6cm" draw:start-shape="id2" draw:start-glue-point="11" draw:end-shape="id5" draw:end-glue-point="3" svg:d="M16206 7195c3217 0 1571-1595 3294-1595" svg:viewBox="0 0 3295 1596">
          <text:p/>
        </draw:connector>
        <draw:connector draw:style-name="gr2" draw:text-style-name="P1" draw:layer="layout" draw:type="curve" svg:x1="17.201cm" svg:y1="9.6cm" svg:x2="19.5cm" svg:y2="9.6cm" draw:start-shape="id2" draw:start-glue-point="10" draw:end-shape="id6" draw:end-glue-point="3" svg:d="M17201 9600h2299" svg:viewBox="0 0 2300 1">
          <text:p/>
        </draw:connector>
        <draw:connector draw:style-name="gr2" draw:text-style-name="P1" draw:layer="layout" draw:type="curve" svg:x1="16.206cm" svg:y1="12.005cm" svg:x2="19.5cm" svg:y2="13.6cm" draw:start-shape="id2" draw:start-glue-point="9" draw:end-shape="id7" draw:end-glue-point="3" svg:d="M16206 12005c3217 0 1571 1595 3294 1595" svg:viewBox="0 0 3295 15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3T17:09:54.722224652</meta:creation-date>
    <dc:date>2014-09-03T17:28:12.520898457</dc:date>
    <dc:creator>Eugenio Pérez Martín</dc:creator>
    <meta:editing-duration>PT3M10S</meta:editing-duration>
    <meta:editing-cycles>2</meta:editing-cycles>
    <meta:generator>LibreOffice/4.2.5.2$Linux_X86_64 LibreOffice_project/420m0$Build-2</meta:generator>
    <meta:document-statistic meta:object-count="24"/>
  </office:meta>
</office:document-meta>
</file>